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59cm" style:rel-column-width="11024*"/>
    </style:style>
    <style:style style:name="Tabelle1.B" style:family="table-column">
      <style:table-column-properties style:column-width="2.805cm" style:rel-column-width="10813*"/>
    </style:style>
    <style:style style:name="Tabelle1.C" style:family="table-column">
      <style:table-column-properties style:column-width="2.937cm" style:rel-column-width="11323*"/>
    </style:style>
    <style:style style:name="Tabelle1.D" style:family="table-column">
      <style:table-column-properties style:column-width="8.398cm" style:rel-column-width="3237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Numbering_20_1"/>
    <style:style style:name="P2" style:family="paragraph" style:parent-style-name="Heading_20_2" style:list-style-name="Numbering_20_1"/>
    <style:style style:name="P3" style:family="paragraph" style:parent-style-name="Heading_20_3" style:list-style-name="Numbering_20_1"/>
    <style:style style:name="P4" style:family="paragraph" style:parent-style-name="Heading_20_4" style:list-style-name="Number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h text:style-name="P1" text:outline-level="1">bbmailq</text:h>
          <text:list>
            <text:list-item>
              <text:h text:style-name="P2" text:outline-level="2">Änderungshistorie</text:h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Version</text:p>
            </table:table-cell>
            <table:table-cell table:style-name="Tabelle1.D1" office:value-type="string">
              <text:p text:style-name="Table_20_Heading">Beschreibung der Änderung</text:p>
            </table:table-cell>
          </table:table-row>
        </table:table-header-rows>
        <table:table-row>
          <table:table-cell table:style-name="Tabelle1.A2" office:value-type="string">
            <text:p text:style-name="Table_20_Contents">Martin Barth</text:p>
          </table:table-cell>
          <table:table-cell table:style-name="Tabelle1.A2" office:value-type="string">
            <text:p text:style-name="Table_20_Contents">09. Jan 2006</text:p>
          </table:table-cell>
          <table:table-cell table:style-name="Tabelle1.A2" office:value-type="string">
            <text:p text:style-name="Table_20_Contents">1.0.7-1</text:p>
          </table:table-cell>
          <table:table-cell table:style-name="Tabelle1.D2" office:value-type="string">
            <text:p text:style-name="Table_20_Contents">Erste Version des Dokumentes</text:p>
          </table:table-cell>
        </table:table-row>
      </table:table>
      <text:p text:style-name="Text_20_body"/>
      <text:list text:style-name="Numbering_20_1" text:continue-numbering="true">
        <text:list-item>
          <text:list text:continue-numbering="true">
            <text:list-item>
              <text:h text:style-name="P2" text:outline-level="2">Beschreibung der Modulfunktionen</text:h>
            </text:list-item>
          </text:list>
        </text:list-item>
      </text:list>
      <text:p text:style-name="Text_20_body">Das Modul ermöglicht dem Administrator die E-Mail Warteschlange einzusehen. Die E-Mails der Liste sollen nach Empfänger und Absender gefiltert werden können und sortierbar sein. Mit den vorhanden E-Mails kann folgendes gemacht werden:</text:p>
      <text:p text:style-name="Text_20_body">Versuchen Erneut auszuliefern, Mails Löschen, Weiterleitung zu einer Angegebenen E-Mail Adresse, Anzeigen, Weiterleitung an den Postmaster.</text:p>
      <text:list text:style-name="Numbering_20_1" text:continue-numbering="true">
        <text:list-item>
          <text:list text:continue-numbering="true">
            <text:list-item>
              <text:h text:style-name="P2" text:outline-level="2">Beschreibung der Eingabewerte und die gewünschte Reaktion</text:h>
              <text:list>
                <text:list-item>
                  <text:h text:style-name="P3" text:outline-level="3">für alle Erfolgsfälle</text:h>
                </text:list-item>
              </text:list>
            </text:list-item>
          </text:list>
        </text:list-item>
      </text:list>
      <text:p text:style-name="Text_20_body">Die E-Mails in der Warteschlange können mit einer Checkbox ausgewält werden. Ein Aktion ist über eine Auswahlbox wählbar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4" text:outline-level="4">Versuch auszuliefern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Die E-Mail wird versucht neu dem Empänger zugestellt zu werden. Eine Erfolgsmeldung über den Versuch soll ausgegeben werden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4" text:outline-level="4">E-Mail(s) Löschen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Bevor die E-Mail gelöscht wird, soll eine Sicherheitsabfrage ausgegeben werden. Durch Bestädigen wird die E-Mail dann aus der Schlange gelöscht. Eine entsprechende Erfolgsmeldung ist zu erzeugen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4" text:outline-level="4">Benutzerspezifische Weiterleitung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Es soll ein Eingabeformular angezeigt werden, in dem kann der Administrator die E-Mail-Adresse des Empfängers der Weiterleitung eingeben. Diese Aktion ist durch eine Erfolgsmeldung zu bestädigen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4" text:outline-level="4">Anzeigen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Die Ausgewählten E-Mails sollen in einem Popup angezeigt werden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4" text:outline-level="4">An Postmaster Weiterleiten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Die Ausgewählten E-Mails werden an postmaster@&lt;domäne.tld&gt;weitergeleitet. Eine Erfolgsmeldung für diese Aktion ist anzuzeigen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3" text:outline-level="3">für alle Fehlerfälle</text:h>
                </text:list-item>
              </text:list>
            </text:list-item>
          </text:list>
        </text:list-item>
      </text:list>
      <text:p text:style-name="Text_20_body">Fehler sind nur zu erwarten, wenn man im Browser zurück geht und dann von E-Mails die nicht mehr in der Warteschlange sind bearbeitet werden. Hier soll eine entsprechende Fehlermeldung erzeugt werden.</text:p>
      <text:list text:style-name="Numbering_20_1" text:continue-numbering="true">
        <text:list-item>
          <text:list text:continue-numbering="true">
            <text:list-item>
              <text:h text:style-name="P2" text:outline-level="2">Voraussetzung für die korrekte Anwendung</text:h>
              <text:list>
                <text:list-item>
                  <text:h text:style-name="P3" text:outline-level="3">bitkit Lizenz</text:h>
                </text:list-item>
              </text:list>
            </text:list-item>
          </text:list>
        </text:list-item>
      </text:list>
      <text:p text:style-name="Text_20_body">Es muss zumindest eine bitkit Lizenz eingespielt werden, für welches bitkit Produkt ist jedoch egal. Ohne installierte Lizenz, ist das verwenden des Moduls nicht möglich; es wird eine entsprechende Fehlermeldung erzeugt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3" text:outline-level="3">Sonstige</text:h>
                </text:list-item>
              </text:list>
            </text:list-item>
            <text:list-item>
              <text:h text:style-name="P2" text:outline-level="2">Logfiles</text:h>
            </text:list-item>
          </text:list>
        </text:list-item>
      </text:list>
      <text:p text:style-name="Text_20_body">In „/var/log/exim4/mainlog“ kann man nachlesen, wenn E-Mails zugestellt werden, oder erneut in die Warteschlange gelangen.</text:p>
      <text:list text:style-name="Numbering_20_1" text:continue-numbering="true">
        <text:list-item>
          <text:list text:continue-numbering="true">
            <text:list-item>
              <text:h text:style-name="P2" text:outline-level="2">Zusätzliche Testfälle</text:h>
            </text:list-item>
            <text:list-item>
              <text:h text:style-name="P2" text:outline-level="2">Sonstiges</text:h>
            </text:list-item>
          </text:list>
        </text:list-item>
      </text:list>
      <text:p text:style-name="Text_20_body">Mit dem Programm mailq kann die Warteschlange an der Konsole angesehen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Martin Barth</meta:initial-creator>
    <meta:creation-date>2005-12-01T15:51:51</meta:creation-date>
    <dc:creator>Martin Barth</dc:creator>
    <dc:date>2006-01-09T15:25:34</dc:date>
    <dc:language>de-DE</dc:language>
    <meta:editing-cycles>32</meta:editing-cycles>
    <meta:editing-duration>PT2H4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7" meta:word-count="325" meta:character-count="2275"/>
  </office:meta>
</office:document-meta>
</file>